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14.55cm" fo:min-width="10.9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4.35cm" fo:min-width="9.5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55cm" fo:min-width="3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63cm" svg:x="1.4cm" svg:y="0.837cm" presentation:class="title" presentation:user-transformed="true">
          <draw:text-box>
            <text:p text:style-name="P1">Webradio statechart</text:p>
          </draw:text-box>
        </draw:frame>
        <draw:custom-shape draw:style-name="gr1" draw:text-style-name="P3" draw:layer="layout" svg:width="11.4cm" svg:height="14.8cm" svg:x="0.6cm" svg:y="3.6cm">
          <text:p text:style-name="P2">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4.6cm" svg:x="14.6cm" svg:y="3.8cm">
          <text:p text:style-name="P2">Off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17.6cm" svg:y="5.2cm">
          <text:p text:style-name="P2">Slee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6.8cm" svg:y="6cm">
          <text:p text:style-name="P2">Play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17.6cm" svg:y="9.8cm">
          <text:p text:style-name="P2">Choose SSI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17.6cm" svg:y="14.4cm">
          <text:p text:style-name="P2">Choose pw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6.8cm" svg:y="10.8cm">
          <text:p text:style-name="P2">Choos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8cm" svg:x="1.2cm" svg:y="8.4cm">
          <text:p text:style-name="P2">Volum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cm" svg:y1="6.2cm" svg:x2="17.6cm" svg:y2="6.2cm">
          <text:p/>
        </draw:line>
        <draw:line draw:style-name="gr4" draw:text-style-name="P4" draw:layer="layout" svg:x1="21cm" svg:y1="2.2cm" svg:x2="21cm" svg:y2="5.2cm">
          <text:p/>
        </draw:line>
        <draw:custom-shape draw:style-name="gr5" draw:text-style-name="P2" draw:layer="layout" svg:width="0.8cm" svg:height="0.8cm" svg:x="20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6cm" svg:y1="7.4cm" svg:x2="10.8cm" svg:y2="7.4cm">
          <text:p/>
        </draw:line>
        <draw:line draw:style-name="gr4" draw:text-style-name="P4" draw:layer="layout" svg:x1="19.6cm" svg:y1="8cm" svg:x2="19.6cm" svg:y2="9.8cm">
          <text:p/>
        </draw:line>
        <draw:line draw:style-name="gr4" draw:text-style-name="P4" draw:layer="layout" svg:x1="19.6cm" svg:y1="12.6cm" svg:x2="19.6cm" svg:y2="14.4cm">
          <text:p/>
        </draw:line>
        <draw:line draw:style-name="gr4" draw:text-style-name="P4" draw:layer="layout" svg:x1="21.6cm" svg:y1="15.8cm" svg:x2="25.4cm" svg:y2="15.8cm">
          <text:p/>
        </draw:line>
        <draw:custom-shape draw:style-name="gr6" draw:text-style-name="P3" draw:layer="layout" svg:width="0.8cm" svg:height="0.8cm" svg:x="25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cm" svg:y1="8.8cm" svg:x2="7.6cm" svg:y2="10.8cm">
          <text:p/>
        </draw:line>
        <draw:line draw:style-name="gr4" draw:text-style-name="P4" draw:layer="layout" svg:x1="9.2cm" svg:y1="10.8cm" svg:x2="9.2cm" svg:y2="8.8cm">
          <text:p/>
        </draw:line>
        <draw:line draw:style-name="gr4" draw:text-style-name="P4" draw:layer="layout" svg:x1="5.2cm" svg:y1="11.2cm" svg:x2="6.8cm" svg:y2="12.6cm">
          <text:p/>
        </draw:line>
        <draw:line draw:style-name="gr4" draw:text-style-name="P4" draw:layer="layout" svg:x1="6.8cm" svg:y1="11.2cm" svg:x2="5.2cm" svg:y2="9.8cm">
          <text:p/>
        </draw:line>
        <draw:line draw:style-name="gr4" draw:text-style-name="P4" draw:layer="layout" svg:x1="6.8cm" svg:y1="6.2cm" svg:x2="4cm" svg:y2="8.4cm">
          <text:p/>
        </draw:line>
        <draw:line draw:style-name="gr4" draw:text-style-name="P4" draw:layer="layout" svg:x1="5.2cm" svg:y1="8.8cm" svg:x2="6.8cm" svg:y2="7.6cm">
          <text:p/>
        </draw:line>
        <draw:frame draw:style-name="gr7" draw:text-style-name="P6" draw:layer="layout" svg:width="1.941cm" svg:height="0.645cm" svg:x="12.259cm" svg:y="7.4cm">
          <draw:text-box>
            <text:p text:style-name="P5">power_bt</text:p>
          </draw:text-box>
        </draw:frame>
        <draw:frame draw:style-name="gr7" draw:text-style-name="P6" draw:layer="layout" svg:width="1.941cm" svg:height="0.645cm" svg:x="12.4cm" svg:y="5.555cm">
          <draw:text-box>
            <text:p text:style-name="P5">power_bt</text:p>
          </draw:text-box>
        </draw:frame>
        <draw:frame draw:style-name="gr7" draw:text-style-name="P6" draw:layer="layout" svg:width="3.995cm" svg:height="0.645cm" svg:x="19.8cm" svg:y="8.355cm">
          <draw:text-box>
            <text:p text:style-name="P5">station_sw + power_bt</text:p>
          </draw:text-box>
        </draw:frame>
        <draw:frame draw:style-name="gr7" draw:text-style-name="P6" draw:layer="layout" svg:width="2.157cm" svg:height="0.645cm" svg:x="19.704cm" svg:y="13.155cm">
          <draw:text-box>
            <text:p text:style-name="P5">station_sw</text:p>
          </draw:text-box>
        </draw:frame>
        <draw:frame draw:style-name="gr7" draw:text-style-name="P6" draw:layer="layout" svg:width="1.704cm" svg:height="0.645cm" svg:x="21.741cm" svg:y="15.155cm">
          <draw:text-box>
            <text:p text:style-name="P5">validate</text:p>
          </draw:text-box>
        </draw:frame>
        <draw:frame draw:style-name="gr7" draw:text-style-name="P6" draw:layer="layout" svg:width="3.605cm" svg:height="0.645cm" svg:x="9.259cm" svg:y="9.355cm">
          <draw:text-box>
            <text:p text:style-name="P5">station_sw / timeout</text:p>
          </draw:text-box>
        </draw:frame>
        <draw:frame draw:style-name="gr7" draw:text-style-name="P6" draw:layer="layout" svg:width="2.14cm" svg:height="0.645cm" svg:x="6.8cm" svg:y="9.4cm">
          <draw:text-box>
            <text:p text:style-name="P5">station_rot</text:p>
          </draw:text-box>
        </draw:frame>
        <draw:frame draw:style-name="gr7" draw:text-style-name="P6" draw:layer="layout" svg:width="1.658cm" svg:height="0.645cm" svg:x="4.8cm" svg:y="7.755cm">
          <draw:text-box>
            <text:p text:style-name="P5">timeout</text:p>
          </draw:text-box>
        </draw:frame>
        <draw:frame draw:style-name="gr7" draw:text-style-name="P6" draw:layer="layout" svg:width="2.242cm" svg:height="0.645cm" svg:x="3.66cm" svg:y="6.4cm">
          <draw:text-box>
            <text:p text:style-name="P5">volume_rot</text:p>
          </draw:text-box>
        </draw:frame>
        <draw:frame draw:style-name="gr7" draw:text-style-name="P6" draw:layer="layout" svg:width="2.242cm" svg:height="0.645cm" svg:x="4.6cm" svg:y="9.355cm">
          <draw:text-box>
            <text:p text:style-name="P5">volume_rot</text:p>
          </draw:text-box>
        </draw:frame>
        <draw:frame draw:style-name="gr7" draw:text-style-name="P6" draw:layer="layout" svg:width="2.14cm" svg:height="0.645cm" svg:x="3.958cm" svg:y="11.6cm">
          <draw:text-box>
            <text:p text:style-name="P5">station_rot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8:43:02.408874422</meta:creation-date>
    <dc:date>2018-10-28T19:02:37.554466686</dc:date>
    <meta:editing-duration>PT9M25S</meta:editing-duration>
    <meta:editing-cycles>1</meta:editing-cycles>
    <meta:document-statistic meta:object-count="57"/>
    <meta:generator>LibreOffice/5.2.7.2$Linux_ARM_EABI LibreOffice_project/20m0$Build-2</meta:generator>
  </office:meta>
</office:document-meta>
</file>